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5183a" officeooo:paragraph-rsid="0005183a"/>
    </style:style>
    <style:style style:name="P3" style:family="paragraph" style:parent-style-name="Standard">
      <style:text-properties officeooo:rsid="0005183a" officeooo:paragraph-rsid="000518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me Sync – WSJTX</text:p>
      <text:p text:style-name="P3"/>
      <text:p text:style-name="P3"/>
      <text:p text:style-name="P2">The two main options for time sync are ntp and chrony. <text:s/>ntp is the older standby, and chrony is the “new kid on the block”</text:p>
      <text:p text:style-name="Preformatted_20_Text"/>
      <text:p text:style-name="Preformatted_20_Text">For ntp, you should be able to do:</text:p>
      <text:p text:style-name="Preformatted_20_Text">sudo apt install ntp</text:p>
      <text:p text:style-name="Preformatted_20_Text">sudo systemctl enable ntp</text:p>
      <text:p text:style-name="Preformatted_20_Text">sudo systemctl daemon-reload</text:p>
      <text:p text:style-name="Preformatted_20_Text">sudo systemctl start ntp</text:p>
      <text:p text:style-name="Preformatted_20_Text"/>
      <text:p text:style-name="P1">That should use default servers in /etc/ntp.conf and get you going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0:46:29.979727117</meta:creation-date>
    <dc:date>2023-12-16T10:47:41.284258914</dc:date>
    <meta:editing-duration>PT1M13S</meta:editing-duration>
    <meta:editing-cycles>1</meta:editing-cycles>
    <meta:document-statistic meta:table-count="0" meta:image-count="0" meta:object-count="0" meta:page-count="1" meta:paragraph-count="8" meta:word-count="62" meta:character-count="337" meta:non-whitespace-character-count="281"/>
    <meta:generator>LibreOffice/7.3.7.2$Linux_X86_64 LibreOffice_project/30$Build-2</meta:generator>
  </office:meta>
</office:document-meta>
</file>